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the<text:span text:style-name="T1">#[billy211]</text:span>, document<text:span text:style-name="T1">#[mark2006, john2007, simon2010]</text:span><text:span text:style-name="T2">. <text:s/>Why do you think it is like it is? <text:s/>#[mark2006, billy211]. <text:s/>How are you doing? [#[sally32, mark2006]]. And you #[markus32]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
  </meta:generator>
    <meta:initial-creator>John Prince</meta:initial-creator>
    <meta:creation-date>2007-05-01T10:05:08</meta:creation-date>
    <dc:creator>John Prince</dc:creator>
    <dc:date>2007-05-01T11:32:32</dc:date>
    <dc:language>en-US</dc:language>
    <meta:editing-cycles>5</meta:editing-cycles>
    <meta:editing-duration>PT5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28" meta:character-count="190"/>
  </office:meta>
</office:document-meta>
</file>